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32])" office:value-type="time" office:time-value="PT41H51M00S" calcext:value-type="time">
            <text:p>41:51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ABS([.D15]-[.C15])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0]-[.C3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1]-[.C3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2]-[.C3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 style:data-style-name="N2" text:time-value="0000-00-00T00:00:01.179337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8-30T17:47:38.668542460</dc:date>
    <dc:creator>Tamino Hartmann</dc:creator>
    <meta:editing-duration>PT22M24S</meta:editing-duration>
    <meta:editing-cycles>38</meta:editing-cycles>
    <meta:generator>LibreOffice/4.1.0.4$Linux_X86_64 LibreOffice_project/410m0$Build-4</meta:generator>
    <meta:document-statistic meta:table-count="3" meta:cell-count="145" meta:object-count="0"/>
  </office:meta>
</office:document-meta>
</file>